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7F00000190DBD2959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567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.3cm" fo:margin-bottom="0.3cm" fo:line-height="100%" fo:text-indent="0cm"/>
    </style:style>
    <style:style style:name="P2" style:family="paragraph">
      <style:paragraph-properties fo:text-align="center"/>
      <style:text-properties fo:color="#ff0000" fo:font-weight="bold" style:font-weight-asian="bold" style:font-weight-complex="bold"/>
    </style:style>
    <style:style style:name="T1" style:family="text">
      <style:text-properties fo:color="#ff0000" style:text-outline="false" style:text-line-through-style="none" fo:font-family="Arial" style:font-family-generic="roman" style:font-pitch="variable" fo:font-size="66pt" fo:font-style="normal" fo:text-shadow="none" style:text-underline-style="none" fo:font-weight="bold" style:letter-kerning="true" style:font-family-asian="'DejaVu Sans'" style:font-family-generic-asian="system" style:font-pitch-asian="variable" style:font-size-asian="66pt" style:font-style-asian="normal" style:font-weight-asian="bold" style:font-family-complex="'Lohit Hindi'" style:font-family-generic-complex="system" style:font-pitch-complex="variable" style:font-size-complex="6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DejaVu Sans'" style:font-family-generic-asian="system" style:font-pitch-asian="variable" style:font-size-asian="24pt" style:font-style-asian="normal" style:font-weight-asian="bold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1.237cm" svg:height="5.065cm" svg:x="9.356cm" svg:y="8.456cm">
            <draw:text-box>
              <text:p text:style-name="P1"><text:span text:style-name="T1">MercuPy</text:span><text:span text:style-name="T2"><text:line-break/></text:span><text:span text:style-name="T3">Mercury Integrator </text:span><text:span text:style-name="T3"><text:line-break/></text:span><text:span text:style-name="T4">Python Wrap</text:span></text:p>
            </draw:text-box>
          </draw:frame>
          <draw:frame draw:style-name="gr2" draw:text-style-name="P2" draw:layer="layout" svg:width="5.743cm" svg:height="5.997cm" svg:x="3.533cm" svg:y="8.379cm">
            <draw:image xlink:href="Pictures/100000000000017F00000190DBD29590.png" xlink:type="simple" xlink:show="embed" xlink:actuate="onLoad">
              <text:p/>
            </draw:image>
          </draw:frame>
          <draw:frame draw:style-name="gr2" draw:text-style-name="P2" draw:layer="layout" svg:width="5.743cm" svg:height="5.997cm" svg:x="3.445cm" svg:y="1.765cm">
            <draw:image xlink:href="Pictures/100000000000017F00000190DBD29590.png" xlink:type="simple" xlink:show="embed" xlink:actuate="onLoad">
              <text:p text:style-name="P2"><text:span text:style-name="T5">MPy</text:span></text:p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rge Zuluaga</meta:initial-creator>
    <meta:creation-date>2011-10-24T19:09:20</meta:creation-date>
    <dc:date>2012-01-04T10:01:11</dc:date>
    <dc:creator>root </dc:creator>
    <meta:editing-duration>PT06H16M44S</meta:editing-duration>
    <meta:editing-cycles>4</meta:editing-cycles>
    <meta:generator>OpenOffice.org/3.2$Unix OpenOffice.org_project/320m19$Build-9505</meta:generator>
    <meta:document-statistic meta:object-count="4"/>
  </office:meta>
</office:document-meta>
</file>